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3.974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73cm" fo:break-before="auto" style:use-optimal-row-height="true"/>
    </style:style>
    <style:style style:name="ro11" style:family="table-row">
      <style:table-row-properties style:row-height="3.106cm" fo:break-before="auto" style:use-optimal-row-height="true"/>
    </style:style>
    <style:style style:name="ro12" style:family="table-row">
      <style:table-row-properties style:row-height="5.343cm" fo:break-before="auto" style:use-optimal-row-height="true"/>
    </style:style>
    <style:style style:name="ro13" style:family="table-row">
      <style:table-row-properties style:row-height="3.685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1.552cm" fo:break-before="auto" style:use-optimal-row-height="true"/>
    </style:style>
    <style:style style:name="ro16" style:family="table-row">
      <style:table-row-properties style:row-height="3.08cm" fo:break-before="auto" style:use-optimal-row-height="true"/>
    </style:style>
    <style:style style:name="ro17" style:family="table-row">
      <style:table-row-properties style:row-height="1.263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7.08cm" fo:break-before="auto" style:use-optimal-row-height="true"/>
    </style:style>
    <style:style style:name="ro20" style:family="table-row">
      <style:table-row-properties style:row-height="2.658cm" fo:break-before="auto" style:use-optimal-row-height="true"/>
    </style:style>
    <style:style style:name="ro21" style:family="table-row">
      <style:table-row-properties style:row-height="6.292cm" fo:break-before="auto" style:use-optimal-row-height="true"/>
    </style:style>
    <style:style style:name="ro22" style:family="table-row">
      <style:table-row-properties style:row-height="3.133cm" fo:break-before="auto" style:use-optimal-row-height="true"/>
    </style:style>
    <style:style style:name="ro23" style:family="table-row">
      <style:table-row-properties style:row-height="1.9cm" fo:break-before="auto" style:use-optimal-row-height="true"/>
    </style:style>
    <style:style style:name="ro24" style:family="table-row">
      <style:table-row-properties style:row-height="4.006cm" fo:break-before="auto" style:use-optimal-row-height="true"/>
    </style:style>
    <style:style style:name="ro25" style:family="table-row">
      <style:table-row-properties style:row-height="3.217cm" fo:break-before="auto" style:use-optimal-row-height="true"/>
    </style:style>
    <style:style style:name="ro26" style:family="table-row">
      <style:table-row-properties style:row-height="2.515cm" fo:break-before="auto" style:use-optimal-row-height="true"/>
    </style:style>
    <style:style style:name="ro27"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fo:language="en" fo:country="US" style:font-name-asian="Tahoma" style:font-size-asian="20pt" style:language-asian="ja" style:country-asian="JP" style:font-name-complex="Tahoma" style:font-size-complex="14pt" style:language-complex="hi" style:country-complex="IN"/>
    </style:style>
    <style:style style:name="ce12"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3"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5" style:family="table-cell" style:parent-style-name="Default" style:data-style-name="N112">
      <style:table-cell-properties fo:background-color="#ffff99"/>
      <style:text-properties fo:font-size="14pt" style:font-size-asian="14pt" style:font-size-complex="14pt"/>
    </style:style>
    <style:style style:name="ce1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7"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7"/>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5"/>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2"/>
          <table:table-cell table:style-name="ce13"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2"/>
          <table:table-cell table:style-name="ce12" office:value-type="string">
            <text:p>tishriyna-thaaniy[november</text:p>
          </table:table-cell>
          <table:table-cell table:style-name="ce13" office:value-type="string">
            <text:p>it was monday, the eight of november, the second week, eleventh month</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2"/>
          <table:table-cell table:style-name="ce12" office:value-type="string">
            <text:p>novambr</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2"/>
          <table:table-cell table:style-name="ce13"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2">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2"/>
          <table:table-cell table:style-name="ce13"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3">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2" office:value-type="string" table:number-columns-spanned="2" table:number-rows-spanned="1">
            <text:p>madrasa[school / al-h^ad^aar[civilization / bashari[human / damaar[devastation / tadmiyr[destruction / al-insaan[human</text:p>
          </table:table-cell>
          <table:covered-table-cell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2" office:value-type="string">
            <text:p>min~qibal[by / </text:p>
          </table:table-cell>
          <table:table-cell table:style-name="ce12" office:value-type="string">
            <text:p>human destruction by school.</text:p>
          </table:table-cell>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office:value-type="float" office:value="1">
            <text:p>1</text:p>
          </table:table-cell>
          <table:table-cell table:style-name="ce6" office:value-type="date" office:date-value="2021-11-14T13:13:02.74">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2"/>
          <table:table-cell table:style-name="ce13"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4">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5">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2" office:value-type="string" table:number-columns-spanned="2" table:number-rows-spanned="1">
            <text:p>xayt^-l-Ankabuwt-i[thread-spider / buwdza-l-h^aqiyqiy[buddha-real / al-yawm-`-taaliy[day-next / ya`ati[come / iylaa / nafas-il-makaan~i[same-plac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2" office:value-type="string" table:number-columns-spanned="2" table:number-rows-spanned="1">
            <text:p>huwa[he / yasqut^u-l-xayt^a[drop-thread</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6T09:09:08.24">
            <text:p>1116</text:p>
          </table:table-cell>
          <table:table-cell table:style-name="ce9" office:value-type="string">
            <text:p>k-1</text:p>
          </table:table-cell>
          <table:table-cell table:style-name="ce10" office:value-type="string" table:number-columns-spanned="3" table:number-rows-spanned="1">
            <text:p>두 마리. (1) 평소의 일련의 행동 (2) 두삼회 전이 었는지, 옹벽에 도착해 먹이를 주고 있었던 때 옹벽의 보도쪽 모서리에 한 마리의 고양이. 돈이다. &lt;2&gt; 내가 다가오면, 보도 쪽 옹벽 위에서 서 쪽으로 도망쳐 버렸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46]+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pięt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47]+1" office:value-type="float" office:value="3">
            <text:p>3</text:p>
          </table:table-cell>
          <table:table-cell table:style-name="ce6"/>
          <table:table-cell table:style-name="ce9" office:value-type="string">
            <text:p>p-2</text:p>
          </table:table-cell>
          <table:table-cell table:style-name="ce10" office:value-type="string" table:number-columns-spanned="4" table:number-rows-spanned="1">
            <text:p>shino : (1) znowu kompozycja. &lt;2&gt; około pierwszej dwie trzecie czasu sesji, używałem go do kompozycji. &lt;3&gt; pozostałą jedną trzecią, używałem go do ćwiczenia. Szczególnie, do ćwiczenia dla wydmuchania `dai-kan`-u.</text:p>
          </table:table-cell>
          <table:covered-table-cell table:number-columns-repeated="2" table:style-name="ce12"/>
          <table:covered-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8">
          <table:table-cell table:style-name="ce2"/>
          <table:table-cell table:style-name="ce2" table:formula="of:=[.B48]+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使用自己想出的符号，这一件试图。有新的阶段。（2）昨天呢，想出新型符号，我进了一步，做出了符号，替代字母。（3）比如说，sin 的字母，迄今，用 A1 等别的字母替代。（4）这次，我使用一个半圆的图画。（5）该半圆的左右，表示着正弦的参数的种类。（6）在这颗半圆里面写出的数字，就意味着 sin,cos 的区别。（7）例如，左半圆，里面数字是一，那就，sin(θ)。右半圆，数字是二，那就 cos(φ)。</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49]+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не потому', что больно[it-hurts сейчас и растя'нет[stretch, а потому, что я находи'лся[was в боле'зненной[painful позе.</text:p>
          </table:table-cell>
          <table:covered-table-cell table:number-columns-repeated="2" table:style-name="ce12"/>
          <table:table-cell table:style-name="ce13"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011">http://benfranklin.chips.jp/cake_apps/Cake_IFM11/images/view/4501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0]+1" office:value-type="float" office:value="6">
            <text:p>6</text:p>
          </table:table-cell>
          <table:table-cell table:style-name="ce6"/>
          <table:table-cell table:style-name="ce9" office:value-type="string">
            <text:p>a-1</text:p>
          </table:table-cell>
          <table:table-cell table:style-name="ce10" office:value-type="string">
            <text:p>عيسى الفعلي / هو يسأل مريم</text:p>
          </table:table-cell>
          <table:table-cell table:style-name="ce12" office:value-type="string" table:number-columns-spanned="2" table:number-rows-spanned="1">
            <text:p>AIsa-l-faAliy[jesus-actual / huwa[he / yas`al[ask / mariam[mar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60">http://benfranklin.chips.jp/cake_apps/Cake_IFM11/images/view/50460</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7">
          <table:table-cell table:style-name="ce2"/>
          <table:table-cell table:style-name="ce2" table:formula="of:=[.B51]+1" office:value-type="float" office:value="7">
            <text:p>7</text:p>
          </table:table-cell>
          <table:table-cell table:style-name="ce6"/>
          <table:table-cell table:style-name="ce9" office:value-type="string">
            <text:p>a-2</text:p>
          </table:table-cell>
          <table:table-cell table:style-name="ce10" office:value-type="string">
            <text:p>لماذا فعلت ذلك؟</text:p>
          </table:table-cell>
          <table:table-cell table:style-name="ce12" office:value-type="string" table:number-columns-spanned="2" table:number-rows-spanned="1">
            <text:p>limadza[why / faAlit[do / dzalika[that</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52]+1" office:value-type="float" office:value="8">
            <text:p>8</text:p>
          </table:table-cell>
          <table:table-cell table:style-name="ce6"/>
          <table:table-cell table:style-name="ce9" office:value-type="string">
            <text:p>a-3</text:p>
          </table:table-cell>
          <table:table-cell table:style-name="ce10" office:value-type="string">
            <text:p>مريم تجاوبه / المشرف أجبرني على القيام بذلك.</text:p>
          </table:table-cell>
          <table:table-cell table:style-name="ce12" office:value-type="string" table:number-columns-spanned="2" table:number-rows-spanned="1">
            <text:p>mariyam / tadhaawubu-hu[respond-him / al-musharaf[supervisor / adhbaran-y[forced-me / AAla-l-qiyaam~i[to-the-performance</text:p>
          </table:table-cell>
          <table:covered-table-cell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date" office:date-value="2021-11-17T08:52:19.43">
            <text:p>1117</text:p>
          </table:table-cell>
          <table:table-cell table:style-name="ce9" office:value-type="string">
            <text:p>k-1</text:p>
          </table:table-cell>
          <table:table-cell table:style-name="ce10" office:value-type="string" table:number-columns-spanned="3" table:number-rows-spanned="1">
            <text:p>어제는 옹벽으로 돌아갈 때 크로는 스스로 앞으로 걸어간다. &lt;2&gt; 따라서 미케를 잡고 안아하고 옹벽으로 향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table-cell table:style-name="ce2" table:formula="of:=[.B5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wtorek, szesna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5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czas trwania ćwiczenia, to był około piętnastu minut. (2) Czas, kiedy wróciłem do domu, to było około szóstej trzydzieści. &lt;2&gt; Zmiana ubrania[cloth, odłożenie[put-away torby[bag i innych rzeczy, czas kiedy zacząlem sesję, to było pięć minut do siódm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9">
          <table:table-cell table:style-name="ce2"/>
          <table:table-cell table:style-name="ce2" table:formula="of:=[.B5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多重积分。有早些时候，发现了一家网站。称为`math3d.org` （2）你输入某个数学公式。那就该网站的程序生成相应的图表给你。（3）昨天呢，理解到了该网站的别一个功能。（4）就是，`parametric graph`。可以利用二元或三元图表。（5）另外，发现了别一个，对我来说，杰出的功能。就是，`animation` 功能。你按下一个按钮，就是，点击，那就某个参数价值开始变化。（6）预先你指定的时间间隔，动画在这条间隔里，从头到尾，进行描画。(7) 给我吃惊的是，这么的清晰[xi1的描写，这么的简单的操[cao1作，然而[:but，可以利用，无需付费。</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5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1) идентифици'ровать себя, кроме[other-than названия школы, кото'рую вы зако'нчили, или, кроме вне'шности[appearance. (2) к[to ве'щи[things, кото'рым каждый может получить[get до'ступ[access </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table-cell table:style-name="ce2" table:formula="of:=[.B58]+1" office:value-type="float" office:value="6">
            <text:p>6</text:p>
          </table:table-cell>
          <table:table-cell table:style-name="ce6"/>
          <table:table-cell table:style-name="ce9" office:value-type="string">
            <text:p>a-1</text:p>
          </table:table-cell>
          <table:table-cell table:style-name="ce10" office:value-type="string">
            <text:p>الحياة. / الحياة البشرية. / الحياة الطيور. / ثمين.</text:p>
          </table:table-cell>
          <table:table-cell table:style-name="ce12" office:value-type="string" table:number-columns-spanned="2" table:number-rows-spanned="1">
            <text:p>al-h^ayaa[life / bashariya[human / al-t^uyuwr[bird / * / al-sunu[tooth / thamiynu[precious</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432">http://benfranklin.chips.jp/cake_apps/Cake_IFM11/images/view/5043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0">
          <table:table-cell table:style-name="ce2"/>
          <table:table-cell table:style-name="ce2" office:value-type="float" office:value="1">
            <text:p>1</text:p>
          </table:table-cell>
          <table:table-cell table:style-name="ce6" office:value-type="date" office:date-value="2021-11-18T10:46:57.28">
            <text:p>1118</text:p>
          </table:table-cell>
          <table:table-cell table:style-name="ce9" office:value-type="string">
            <text:p>k-1</text:p>
          </table:table-cell>
          <table:table-cell table:style-name="ce11" office:value-type="string" table:number-columns-spanned="3" table:number-rows-spanned="1">
            <text:p>두 마리. (1) 전 번에서 마사지의 절차를 다시 바꿨다. &lt;2&gt; 되돌렸다. 즉, 두 마리 동시로 마사지한다. &lt;3&gt; 다만, 마사지를 시작할 때 지금까지 처럼, 뒷다리를 두 번 가볍게 두드린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0]+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środa, siedemnasty listopada. (2) pogoda nieźle. robi się zimniej. nie ma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1]+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zacząłem o około szóstej dziesiątej, dziesięć minut po szóstej. (2) większość czasu, używałem to na ćwiczeniach. &lt;2&gt; menu ćwiczenia, to był, półnuty na zakresie `kan`-u, i tak dalej.</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table:formula="of:=[.B62]+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昨天我干什么？（2）开始调查。调查什么？对象是这条表示式。就是，正弦的平方的积分 A。（3）想知道，A 描写什么样的函数图形。（4）发现的是，上述的 A 的组成要素是，(1/2)x 和 (1/4)sin(2x)</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19T09:18:12.94">
            <text:p>1119</text:p>
          </table:table-cell>
          <table:table-cell table:style-name="ce9" office:value-type="string">
            <text:p>k-1</text:p>
          </table:table-cell>
          <table:table-cell table:style-name="ce10" office:value-type="string" table:number-columns-spanned="3" table:number-rows-spanned="1">
            <text:p>두 마리. (1) 먼저 크로만. &lt;2&gt; 내가 옹벽에 도착한 때 크로는 아지 옹벽 위에 있었다. (2) 이미 크로에게 마사지를 하고 있을 때 미케가 왔다. &lt;2&gt; 돌출 뒤에서. &lt;3&gt; 미케를 잡고 내렸다. (3) 크로가 매우 냄새. 대변의 냄새.</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4">
          <table:table-cell table:style-name="ce2"/>
          <table:table-cell table:style-name="ce2" table:formula="of:=[.B6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czwartek, osiemnasty listopada. (2) pogoda, ładna. nie miał deszcz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1">
          <table:table-cell table:style-name="ce2"/>
          <table:table-cell table:style-name="ce2" table:formula="of:=[.B6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może używałem dwie trzecie czasu sesji na ćwiczenie `dai-kan`-u. (2) jestem nie zadowolony [satisfied że nie umiem[can jeszcze wydmuchać `dai-kan` gładko[smoothly. (3) napinam mięśni tuż pod dolną wargą, mocniej. Mocniej niż dla dźwięk `kan`-u.</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1">
          <table:table-cell table:style-name="ce2"/>
          <table:table-cell table:style-name="ce2" table:formula="of:=[.B6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 多重积分。利用雅可比行列式的那一种。（2）积分变量，把它转换为别的变量。在这块手续里，我们干什么？（3）我以为，迄今为止，变量的这样的转换，意味着，积分领域的转换。（4）例如，正如在某页网页上有人说， 本来是二维笛卡尔坐标。如果，该坐标的全部领域，把它成为对象的话，那就四个无限出现。在 x,y 各个坐标轴[zhou上，两个。（5）如果执行变量转换，利用极坐标，那就，无穷的数目减少到只一个。在半径[jing4轴上的一个。（6）具体地说，半径轴上，有零和无穷。角度轴上有零和 2π。</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5">
          <table:table-cell table:style-name="ce2"/>
          <table:table-cell table:style-name="ce2" table:formula="of:=[.B6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уровень[level образования[education`, или, `школа`. пойдем[lets-go в мир, где такое слово существует не. (2) `умный[smart` или `глупа`. мир без таких слов.</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559">http://benfranklin.chips.jp/cake_apps/Cake_IFM11/images/view/44559</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6">
          <table:table-cell table:style-name="ce2"/>
          <table:table-cell table:style-name="ce2" table:formula="of:=[.B68]+1" office:value-type="float" office:value="6">
            <text:p>6</text:p>
          </table:table-cell>
          <table:table-cell table:style-name="ce6"/>
          <table:table-cell table:style-name="ce9" office:value-type="string">
            <text:p>a-1</text:p>
          </table:table-cell>
          <table:table-cell table:style-name="ce10" office:value-type="string">
            <text:p>كونفوشية / دعونا ندرس / دعونا ندرس شنتو. / الديانة اليابان.</text:p>
          </table:table-cell>
          <table:table-cell table:style-name="ce12" office:value-type="string" table:number-columns-spanned="2" table:number-rows-spanned="1">
            <text:p>kuwnfuwshiya[confucious / daAwuna[lets / nadrusu[study / kuwnfuwshiy[confucious / shentuw[shintoa / a`-diyaana[religion / yaabaan</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42">http://benfranklin.chips.jp/cake_apps/Cake_IFM11/images/view/5034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1T11:16:41.47">
            <text:p>1121</text:p>
          </table:table-cell>
          <table:table-cell table:style-name="ce9" office:value-type="string">
            <text:p>k-1</text:p>
          </table:table-cell>
          <table:table-cell table:style-name="ce10" office:value-type="string" table:number-columns-spanned="3" table:number-rows-spanned="1">
            <text:p>두 마리. (1) 다시 평평자리에서 마사지 하고있었을 때 크로가 미케에게 잡고 갔다. (2) 옹벼으로 돌아갈 때, 미케가 항상와 달리, 옹벽 <text:s/>바로 아래까지는 오지 않고, 도중에서 멈추어, 앉아고있다. &lt;2&gt; 내가 와서 잡고 안아가는 것을 기다리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a sobota, dwudziest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2) Zrobiłem film gry.</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2">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物理学。（1）白天工作。不做活动。（2）前天知道来的项目，是`高斯积分`。一到理解，我觉得这块积分很棒。（3）我以为，这条表示式可表示，圆周率的平方根，到底看起来如何。（4）就是，在图形形式上，如何。</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3">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были бы ве'щи[rzeczy, которые вы мо'жете видеть[zobaczyc` только когда вы будете слепы[niewidom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7">
          <table:table-cell table:style-name="ce2" table:number-columns-repeated="2"/>
          <table:table-cell table:style-name="ce6"/>
          <table:table-cell table:style-name="ce9" office:value-type="string">
            <text:p>a-1</text:p>
          </table:table-cell>
          <table:table-cell table:style-name="ce10" office:value-type="string">
            <text:p>فترة مييجي / الناس في فترة ميجي</text:p>
          </table:table-cell>
          <table:table-cell table:style-name="ce12" office:value-type="string" table:number-columns-spanned="2" table:number-rows-spanned="1">
            <text:p>fatra[okres / miyeyjiy[meiji / al-naas[ludzie</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10">
          <table:table-cell table:style-name="ce2" table:number-columns-repeated="2"/>
          <table:table-cell table:style-name="ce6"/>
          <table:table-cell table:style-name="ce9" office:value-type="string">
            <text:p>a-2</text:p>
          </table:table-cell>
          <table:table-cell table:style-name="ce10" office:value-type="string">
            <text:p>الأشياء التي تخلصوا منها / أنا سوف تلتقطها.</text:p>
          </table:table-cell>
          <table:table-cell table:style-name="ce12" office:value-type="string" table:number-columns-spanned="2" table:number-rows-spanned="1">
            <text:p>al-ashyaa`u[rzecz / al-lai[kto`ry / taxaras^uw[get-rid / min-haa[from-it / anaa[ja / sawfa[will / talataqitu-haa[pick-it-up</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17">http://benfranklin.chips.jp/cake_apps/Cake_IFM11/images/view/50317</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
          <table:table-cell table:style-name="ce2" table:number-columns-repeated="2"/>
          <table:table-cell table:style-name="ce6" office:value-type="date" office:date-value="2021-11-22T08:16:30.17">
            <text:p>1122</text:p>
          </table:table-cell>
          <table:table-cell table:style-name="ce9" office:value-type="string">
            <text:p>k-1</text:p>
          </table:table-cell>
          <table:table-cell table:style-name="ce10" office:value-type="string" table:number-columns-spanned="3" table:number-rows-spanned="1">
            <text:p>두 마리. (1) 비가 내리고있었다. &lt;2&gt; 울타리를 통해 먹이주기. (2) 먼저 미케에게 페이스트를 주었다. &lt;2&gt; 이 때 이전엔 크로는 미케의 자리로 가서 미케에게 주어던 페이스트를 자신도 먹으려 한다. &lt;3&gt; 하지만, 에제는 크로는 자신의 자리에 멈추어, 가만히 나를 보고있다.</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office:value-type="string">
            <text:p>p-1</text:p>
          </table:table-cell>
          <table:table-cell table:style-name="ce10" office:value-type="string" table:number-columns-spanned="3" table:number-rows-spanned="1">
            <text:p>to był niedziele, dwudziesty pierwszy listopada.</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4">
          <table:table-cell table:style-name="ce2" table:number-columns-repeated="2"/>
          <table:table-cell table:style-name="ce6"/>
          <table:table-cell table:style-name="ce9" office:value-type="string">
            <text:p>p-2</text:p>
          </table:table-cell>
          <table:table-cell table:style-name="ce10" office:value-type="string" table:number-columns-spanned="3" table:number-rows-spanned="1">
            <text:p>shino : (1) kompozycja. to wygląda, że pojawia się jedna wzór. (2) chodzi o co zrobić w jednej sesji. najpierw wydmuchanie, a potem swobodna gra, prowadząca do kompozycji, i ostatne, ćwiczenie podstawowe. (3) myślę, korzyść, że zrobić swobodną gry przed ćwiczeniem, to mogę rozpoznać jakie ćwiczenia zrobić w tej sesji. </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style-name="ce2" table:number-columns-repeated="2"/>
          <table:table-cell table:style-name="ce6"/>
          <table:table-cell table:style-name="ce9" office:value-type="string">
            <text:p>r-1</text:p>
          </table:table-cell>
          <table:table-cell table:style-name="ce10" office:value-type="string" table:number-columns-spanned="3" table:number-rows-spanned="1">
            <text:p>порядок[kolejnos`c` : давайте сначала[najpierw займе'&lt;jo&gt;мся[we-do матема'тикой. (2) а пото'м, диоксид углерода[we_gla; и наконец[kon`c, по'иск[wyszukaj выигрышной моде'&lt;de&gt;ли на фо'рексе. (3) тре'тья за'пись[entry --- НИКОГДА[nigdy</text:p>
          </table:table-cell>
          <table:covered-table-cell table:number-columns-repeated="2" table:style-name="ce12"/>
          <table:table-cell table:style-name="ce13" office:value-type="string">
            <text:p>upto : </text:p>
            <text:p><text:a xlink:href="http://benfranklin.chips.jp/cake_apps/Cake_IFM11/images/index_2/page:15?filter_memo=tome&amp;sort=file_name&amp;direction=desc&amp;RBs_AND_OR_Memo=AND">http://benfranklin.chips.jp/cake_apps/Cake_IFM11/images/index_2/page:15?filter_memo=tome&amp;sort=file_name&amp;direction=desc&amp;RBs_AND_OR_Memo=AND</text:a></text:p>
            <text:p><text:a xlink:href="http://benfranklin.chips.jp/cake_apps/Cake_IFM11/images/view/44281">http://benfranklin.chips.jp/cake_apps/Cake_IFM11/images/view/44281</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6">
          <table:table-cell table:style-name="ce2" table:number-columns-repeated="2"/>
          <table:table-cell table:style-name="ce6"/>
          <table:table-cell table:style-name="ce9" office:value-type="string">
            <text:p>a-1</text:p>
          </table:table-cell>
          <table:table-cell table:style-name="ce10" office:value-type="string">
            <text:p>الجوهر / أشياء / أيديولوجية / الجامح</text:p>
            <text:p>الجوهر كان الجامح أيديولوجية.</text:p>
          </table:table-cell>
          <table:table-cell table:style-name="ce12" office:value-type="string" table:number-columns-spanned="2" table:number-rows-spanned="1">
            <text:p>al-dhawharu[essence <text:s/>/ ashyaaw[rzeczy / aydiwluwdhiya[ideologia / al-dhaamih^[runaway</text:p>
          </table:table-cell>
          <table:covered-table-cell table:style-name="ce12"/>
          <table:table-cell table:style-name="ce13"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ext:p><text:a xlink:href="http://benfranklin.chips.jp/cake_apps/Cake_IFM11/images/view/50302">http://benfranklin.chips.jp/cake_apps/Cake_IFM11/images/view/50302</text:a></text:p>
          </table:table-cell>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5">
          <table:table-cell table:style-name="ce2" table:number-columns-repeated="2"/>
          <table:table-cell table:style-name="ce6"/>
          <table:table-cell table:style-name="ce9" office:value-type="string">
            <text:p>c-1</text:p>
          </table:table-cell>
          <table:table-cell table:style-name="ce10" office:value-type="string" table:number-columns-spanned="3" table:number-rows-spanned="1">
            <text:p>昨天，我碰到一块知识，就是，数学上的一场领域，被称，`配置理论` (2) 在平面上，设置一些点和线。如何配置，是该领域里被提到的主题。（3）更准确的说，该说这样。那样的主题，和该主题有关的种种话题，把他们综合起来。把这块一堆[dui1，称为`配置理论`</text:p>
          </table:table-cell>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2"/>
          <table:table-cell table:style-name="ce13"/>
          <table:table-cell table:style-name="Default"/>
          <table:table-cell table:style-name="ce13"/>
          <table:table-cell table:style-name="Default"/>
          <table:table-cell table:style-name="ce14"/>
          <table:table-cell table:style-name="ce16"/>
          <table:table-cell table:style-name="ce7" office:value-type="string">
            <text:p>*</text:p>
          </table:table-cell>
          <table:table-cell table:number-columns-repeated="1010"/>
        </table:table-row>
        <table:table-row table:style-name="ro27">
          <table:table-cell table:number-columns-repeated="2" office:value-type="string">
            <text:p>*</text:p>
          </table:table-cell>
          <table:table-cell table:style-name="ce7" table:formula="of:=NOW()" office:value-type="date" office:date-value="2021-11-22T09:30:03.17">
            <text:p>1122 <text:s/>930</text:p>
          </table:table-cell>
          <table:table-cell table:number-columns-repeated="5" office:value-type="string">
            <text:p>*</text:p>
          </table:table-cell>
          <table:table-cell table:style-name="ce7" table:formula="of:=NOW()" office:value-type="date" office:date-value="2021-11-22T09:30:03.17">
            <text:p>1122 <text:s/>930</text:p>
          </table:table-cell>
          <table:table-cell table:style-name="ce7" table:formula="of:=NOW()" office:value-type="date" office:date-value="2021-11-22T09:30:05.46">
            <text:p>1122 <text:s/>930</text:p>
          </table:table-cell>
          <table:table-cell table:number-columns-repeated="2" table:style-name="ce7" office:value-type="string">
            <text:p>*</text:p>
          </table:table-cell>
          <table:table-cell table:style-name="ce7" table:formula="of:=NOW()" office:value-type="date" office:date-value="2021-11-22T09:30:05.46">
            <text:p>1122 <text:s/>930</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6"/>
          <table:table-cell table:number-columns-repeated="1011"/>
        </table:table-row>
        <table:table-row table:style-name="ro1">
          <table:table-cell/>
          <table:table-cell table:style-name="Default"/>
          <table:table-cell table:number-columns-repeated="10"/>
          <table:table-cell table:style-name="ce1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6"/>
          <table:table-cell table:number-columns-repeated="1011"/>
        </table:table-row>
        <table:table-row table:style-name="ro1" table:number-rows-repeated="2">
          <table:table-cell table:number-columns-repeated="12"/>
          <table:table-cell table:style-name="ce16"/>
          <table:table-cell table:number-columns-repeated="1011"/>
        </table:table-row>
        <table:table-row table:style-name="ro27">
          <table:table-cell table:number-columns-repeated="12"/>
          <table:table-cell table:style-name="ce7"/>
          <table:table-cell table:number-columns-repeated="1011"/>
        </table:table-row>
        <table:table-row table:style-name="ro1" table:number-rows-repeated="35">
          <table:table-cell table:number-columns-repeated="12"/>
          <table:table-cell table:style-name="ce16"/>
          <table:table-cell table:number-columns-repeated="1011"/>
        </table:table-row>
        <table:table-row table:style-name="ro1" table:number-rows-repeated="104843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22">2021/11/22</text:date>, <text:time>09:30:0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22T09:30:05.03</dc:date>
    <dc:creator>iwabuchi ken</dc:creator>
    <meta:editing-duration>P9DT19H5S</meta:editing-duration>
    <meta:editing-cycles>1430</meta:editing-cycles>
    <meta:generator>OpenOffice/4.1.3$Win32 OpenOffice.org_project/413m1$Build-9783</meta:generator>
    <meta:document-statistic meta:table-count="1" meta:cell-count="392" meta:object-count="0"/>
  </office:meta>
</office:document-meta>
</file>